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 style:list-style-name="L2">
      <style:paragraph-properties fo:margin-left="0.4925in" fo:margin-right="0in" fo:text-indent="0in" style:auto-text-indent="false"/>
    </style:style>
    <style:style style:name="P5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</style:style>
    <style:style style:name="P7" style:family="paragraph" style:parent-style-name="Standard" style:list-style-name="L2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9" style:family="paragraph" style:parent-style-name="Standard" style:list-style-name="L3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 style:list-style-name="L3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4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 style:list-style-name="L3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they are committed to the appropriate line(s) of development. <text:s/></text:p>
      <text:p text:style-name="Standard"/>
      <text:p text:style-name="P2">Developer Steps</text:p>
      <text:p text:style-name="P3"/>
      <text:list text:style-name="L2">
        <text:list-item>
          <text:p text:style-name="P4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5">Create task</text:p>
          <text:p text:style-name="P4">Create a task in the Software Engineering task tracker. <text:s/>If the work is targeted for both lines of development, create a task for each. <text:line-break/></text:p>
        </text:list-item>
        <text:list-item>
          <text:p text:style-name="P4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 <text:s/>If the work is targeted for both lines of development, create a branch for each.<text:line-break/></text:p>
        </text:list-item>
        <text:list-item>
          <text:p text:style-name="P4"><text:span text:style-name="T2">Assign reviewer</text:span><text:line-break/>In fedora/trunk/src/doc/devdocs, look a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Branch History section, in the same format as the others, and commit the change. <text:s/>If the work is targeted for both lines of development, add two entries as appropriate, using the same reviewer.<text:line-break/></text:p>
        </text:list-item>
        <text:list-item>
          <text:p text:style-name="P5">Code and test</text:p>
        </text:list-item>
      </text:list>
      <text:p text:style-name="P6">Use junit to test the functionality or bugfix you're implementing. <text:s/>See readme.txt in the root of the source tree for instructions on running tests with ant. <text:s/>Test code exists in src/test/junit. <text:s/>Make sure your new tests are tied into the existing suites.</text:p>
      <text:p text:style-name="P3"/>
      <text:list text:style-name="L2" text:continue-numbering="true">
        <text:list-item>
          <text:p text:style-name="P5">Merge up</text:p>
        </text:list-item>
      </text:list>
      <text:p text:style-name="P6">See the Working With Branches document for information on how and when to "merge up".</text:p>
      <text:p text:style-name="P3"/>
      <text:list text:style-name="L2" text:continue-numbering="true">
        <text:list-item>
          <text:p text:style-name="P5">Update task</text:p>
        </text:list-item>
      </text:list>
      <text:p text:style-name="P6">Update the task tracker item indicating 100% completion. <text:s/>The reviewer will be responsible for actually closing it.</text:p>
      <text:p text:style-name="P3"/>
      <text:list text:style-name="L2" text:continue-numbering="true">
        <text:list-item>
          <text:p text:style-name="P5">Notify reviewer</text:p>
          <text:p text:style-name="P7">Via email or a message to the fedora-commons-developers list.</text:p>
        </text:list-item>
      </text:list>
      <text:p text:style-name="P3"/>
      <text:p text:style-name="P8">Reviewer Steps</text:p>
      <text:p text:style-name="P3"/>
      <text:list text:style-name="L3">
        <text:list-item>
          <text:p text:style-name="P9">Review</text:p>
        </text:list-item>
      </text:list>
      <text:p text:style-name="P6">If the branch has been out for some time, you may opt to have the developer "merge up" from the trunk before they can do a meaningful review. <text:s/>You can also do this yourself. <text:s/>As reviewer, it is your responsibility to understand the changes and work with the developer to resolve any questions or problems. <text:s/>Run the junit tests to ensure no regression bugs have been introduced (see README.txt in the source root directory).</text:p>
      <text:p text:style-name="P3"/>
      <text:list text:style-name="L3" text:continue-numbering="true">
        <text:list-item>
          <text:p text:style-name="P9">Update Task</text:p>
          <text:p text:style-name="P10">Update the task tracker item indicating the review was successfully completed. <text:s/>Since sourceforge sends task updates via email, this will automatically notify the developer that it's ok to merge.</text:p>
        </text:list-item>
      </text:list>
      <text:p text:style-name="P11"/>
      <text:p text:style-name="P12"><text:span text:style-name="T3"><text:tab/></text:span><text:span text:style-name="T4">Developer Steps</text:span></text:p>
      <text:p text:style-name="P13"/>
      <text:list text:style-name="L4">
        <text:list-item>
          <text:p text:style-name="P14">Merge Down and Commit</text:p>
        </text:list-item>
      </text:list>
      <text:p text:style-name="P11"/>
      <text:list text:style-name="L4" text:continue-numbering="true">
        <text:list-item>
          <text:p text:style-name="P14">Update branch log</text:p>
        </text:list-item>
      </text:list>
      <text:list text:style-name="L3" text:continue-numbering="true">
        <text:list-header>
          <text:p text:style-name="P15"/>
        </text:list-header>
        <text:list-item>
          <text:p text:style-name="P9">Remove branch</text:p>
          <text:p text:style-name="P15"/>
        </text:list-item>
        <text:list-item>
          <text:p text:style-name="P9">Close task</text:p>
          <text:p text:style-name="P15"/>
        </text:list-item>
        <text:list-item>
          <text:p text:style-name="P9">Close tracker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hris Wilper</meta:initial-creator>
    <meta:creation-date>2008-02-15T11:42:53</meta:creation-date>
    <dc:creator>Chris Wilper</dc:creator>
    <dc:date>2008-03-19T07:18:02</dc:date>
    <dc:language>en-US</dc:language>
    <meta:editing-cycles>16</meta:editing-cycles>
    <meta:editing-duration>PT14H26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602" meta:character-count="3627"/>
  </office:meta>
</office:document-meta>
</file>